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 New" svg:font-family="'Courier New'" style:font-pitch="fixed"/>
    <style:font-face style:name="Andale Sans UI" svg:font-family="'Andale Sans UI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2" svg:font-family="'Times New Roman'" style:font-pitch="variable"/>
    <style:font-face style:name="Times New Roman1" svg:font-family="'Times New Roman'" style:font-adornments="Regular" style:font-pitch="variable"/>
    <style:font-face style:name="Thorndale" svg:font-family="Thorndale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Helvetica" svg:font-family="Helvetica" style:font-family-generic="swiss" style:font-pitch="variable"/>
    <style:font-face style:name="Helvetica2" svg:font-family="Helvetica" style:font-adornments="Bold Italic" style:font-family-generic="swiss" style:font-pitch="variable"/>
    <style:font-face style:name="Helvetica1" svg:font-family="Helvetica" style:font-adornments="Regular" style:font-family-generic="swiss" style:font-pitch="variable"/>
  </office:font-face-decls>
  <office:automatic-styles>
    <style:style style:name="Table1" style:family="table" style:master-page-name="OpenDS_20_Title_20_Page">
      <style:table-properties style:width="2.5in" style:page-number="0" table:align="right"/>
    </style:style>
    <style:style style:name="Table1.A" style:family="table-column">
      <style:table-column-properties style:column-width="2.5in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6.5in" table:align="margins" style:may-break-between-rows="false"/>
    </style:style>
    <style:style style:name="Table2.A" style:family="table-column">
      <style:table-column-properties style:column-width="1.4993in" style:rel-column-width="15119*"/>
    </style:style>
    <style:style style:name="Table2.B" style:family="table-column">
      <style:table-column-properties style:column-width="5.0007in" style:rel-column-width="50416*"/>
    </style:style>
    <style:style style:name="Table2.A1" style:family="table-cell">
      <style:table-cell-properties fo:padding="0.0382in" fo:border-left="0.0007in solid #000000" fo:border-right="none" fo:border-top="0.0007in solid #000000" fo:border-bottom="none"/>
    </style:style>
    <style:style style:name="Table2.B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Helvetica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Helvetica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 fo:background-color="transparent" style:shadow="none">
        <style:tab-stops/>
        <style:background-image/>
      </style:paragraph-properties>
    </style:style>
    <style:style style:name="P4" style:family="paragraph" style:parent-style-name="Standard">
      <style:paragraph-properties fo:text-align="end" style:justify-single-word="false" fo:background-color="transparent" style:shadow="none">
        <style:tab-stops/>
        <style:background-image/>
      </style:paragraph-properties>
      <style:text-properties style:font-name="Helvetica" fo:font-size="36pt" fo:font-weight="bold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Helvetica" fo:font-size="16pt" fo:font-weight="bold" style:font-size-asian="16pt" style:font-weight-asian="bold" style:font-size-complex="16pt" style:font-weight-complex="bold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3035in" style:type="right" style:leader-style="dotted" style:leader-text="."/>
        </style:tab-stops>
      </style:paragraph-properties>
    </style:style>
    <style:style style:name="P9" style:family="paragraph" style:parent-style-name="Table_20_Heading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Times New Roman2"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Courier New" fo:font-size="10pt" style:font-size-asian="10pt" style:font-size-complex="10pt"/>
    </style:style>
    <style:style style:name="P13" style:family="paragraph" style:parent-style-name="Standard" style:master-page-name="">
      <style:paragraph-properties fo:margin-left="0.5in" fo:margin-right="0in" fo:text-align="start" style:justify-single-word="false" fo:text-indent="0in" style:auto-text-indent="false" fo:background-color="transparent" style:shadow="none">
        <style:tab-stops/>
        <style:background-image/>
      </style:paragraph-properties>
      <style:text-properties style:font-name="Courier New" fo:font-size="8pt" style:font-size-asian="8pt" style:font-size-complex="8pt"/>
    </style:style>
    <style:style style:name="P14" style:family="paragraph" style:parent-style-name="Standard">
      <style:paragraph-properties fo:margin-left="0.5in" fo:margin-right="0in" fo:text-align="start" style:justify-single-word="false" fo:text-indent="0in" style:auto-text-indent="false" fo:background-color="transparent" style:shadow="none">
        <style:tab-stops/>
        <style:background-image/>
      </style:paragraph-properties>
      <style:text-properties style:font-name="Courier New" fo:font-size="8pt" style:font-size-asian="8pt" style:font-size-complex="8pt"/>
    </style:style>
    <style:style style:name="P15" style:family="paragraph" style:parent-style-name="Standard">
      <style:paragraph-properties fo:margin-left="0.5in" fo:margin-right="0in" fo:text-align="start" style:justify-single-word="false" fo:text-indent="0in" style:auto-text-indent="false" fo:background-color="transparent" style:shadow="none">
        <style:tab-stops/>
        <style:background-image/>
      </style:paragraph-properties>
    </style:style>
    <style:style style:name="T1" style:family="text">
      <style:text-properties style:font-name="Times New Roman1"/>
    </style:style>
    <style:style style:name="T2" style:family="text">
      <style:text-properties style:font-name="Courier New" fo:font-size="8pt" style:font-size-asian="8pt" style:font-size-complex="8pt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number:date-style style:name="N106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variable-decls>
        <text:variable-decl office:value-type="float" text:name="author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OpenDS</text:p>
            <text:p text:style-name="P2">Directory Server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title>Document Title</text:titl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Version <text:placeholder text:placeholder-type="text">&lt;major version&gt;</text:placeholder>.<text:placeholder text:placeholder-type="text">&lt;minor version&gt;</text:placeholder></text:p>
      <text:p text:style-name="P5"><text:modification-date style:data-style-name="N106">July 2006</text:modification-date></text:p>
      <text:p text:style-name="P3"/>
      <text:h text:style-name="P6" text:outline-level="1">Contents</text:h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7"><text:a xlink:type="simple" xlink:href="#1.Contents|outline" text:style-name="Internet_20_link" text:visited-style-name="Internet_20_link">Contents</text:a><text:tab/>2</text:p>
          <text:p text:style-name="P7"><text:a xlink:type="simple" xlink:href="#2.Overview|outline" text:style-name="Internet_20_link" text:visited-style-name="Internet_20_link">Overview</text:a><text:tab/>3</text:p>
          <text:p text:style-name="P8"><text:a xlink:type="simple" xlink:href="#2.1.Copyright and trademark information|outline" text:style-name="Internet_20_link" text:visited-style-name="Internet_20_link">Copyright and trademark information</text:a><text:tab/>3</text:p>
          <text:p text:style-name="P8"><text:a xlink:type="simple" xlink:href="#2.2.Feedback|outline" text:style-name="Internet_20_link" text:visited-style-name="Internet_20_link">Feedback</text:a><text:tab/>3</text:p>
          <text:p text:style-name="P8"><text:a xlink:type="simple" xlink:href="#2.3.Acknowledgements|outline" text:style-name="Internet_20_link" text:visited-style-name="Internet_20_link">Acknowledgements</text:a><text:tab/>3</text:p>
          <text:p text:style-name="P8"><text:a xlink:type="simple" xlink:href="#2.4.Modifications and Updates|outline" text:style-name="Internet_20_link" text:visited-style-name="Internet_20_link">Modifications and Updates</text:a><text:tab/>3</text:p>
          <text:p text:style-name="P7"><text:a xlink:type="simple" xlink:href="#3.&lt;Chapter Title&gt;|outline" text:style-name="Internet_20_link" text:visited-style-name="Internet_20_link">&lt;Chapter Title&gt;</text:a><text:tab/>4</text:p>
          <text:p text:style-name="P7"><text:a xlink:type="simple" xlink:href="#4.Common Development and Distribution License, Version 1.0|outline" text:style-name="Internet_20_link" text:visited-style-name="Internet_20_link">Common Development and Distribution License, Version 1.0</text:a><text:tab/>5</text:p>
        </text:index-body>
      </text:table-of-content>
      <text:p text:style-name="P3"/>
      <text:h text:style-name="P6" text:outline-level="1">Overview</text:h>
      <text:p text:style-name="P3"><text:placeholder text:placeholder-type="text">&lt;General Document Description&gt;</text:placeholder></text:p>
      <text:p text:style-name="P3"/>
      <text:h text:style-name="Heading_20_2" text:outline-level="2">Copyright and trademark information</text:h>
      <text:p text:style-name="P3">The contents of this document are subject to the terms of the Common Development and Distribution License, Version 1.0 only (the "License"). <text:s/>You may not use this document except in compliance with the License.</text:p>
      <text:p text:style-name="P3"/>
      <text:p text:style-name="P3">You can obtain a copy of the License at <text:a xlink:type="simple" xlink:href="https://OpenDS.dev.java.net/OpenDS.LICENSE">https://OpenDS.dev.java.net/OpenDS.LICENSE</text:a> or at the end of this document. <text:s/>See the License for the specific language governing permissions and limitations under the License.</text:p>
      <text:p text:style-name="P3"/>
      <text:p text:style-name="P3">Portions created by <text:placeholder text:placeholder-type="text">&lt;authors&gt;</text:placeholder> are Copyright <text:span text:style-name="T1">©</text:span> <text:placeholder text:placeholder-type="text">&lt;years&gt;</text:placeholder>. <text:s/>All Rights Reserved.</text:p>
      <text:p text:style-name="P3"/>
      <text:p text:style-name="P3">All trademarks within this document belong to legitimate owners.</text:p>
      <text:p text:style-name="P3"/>
      <text:h text:style-name="Heading_20_2" text:outline-level="2">Feedback</text:h>
      <text:p text:style-name="P3">Please direct any comments or suggestions about this document to:</text:p>
      <text:p text:style-name="P3"><text:placeholder text:placeholder-type="text">&lt;e-mail address&gt;</text:placeholder></text:p>
      <text:p text:style-name="P3"/>
      <text:h text:style-name="Heading_20_2" text:outline-level="2">Acknowledgements</text:h>
      <text:p text:style-name="P3">The general format of this document was based on the documentation template used by <text:a xlink:type="simple" xlink:href="http://www.OpenOffice.org/">OpenOffice.org</text:a>.</text:p>
      <text:p text:style-name="P3"/>
      <text:h text:style-name="Heading_20_2" text:outline-level="2">Modifications and Updat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9">Date</text:p>
            </table:table-cell>
            <table:table-cell table:style-name="Table2.B1" office:value-type="string">
              <text:p text:style-name="P9">Description of Change</text:p>
            </table:table-cell>
          </table:table-row>
        </table:table-header-rows>
        <table:table-row>
          <table:table-cell table:style-name="Table2.A2" office:value-type="string">
            <text:p text:style-name="P10"><text:placeholder text:placeholder-type="text">&lt;Creation Date&gt;</text:placeholder></text:p>
          </table:table-cell>
          <table:table-cell table:style-name="Table2.B2" office:value-type="string">
            <text:p text:style-name="P10">Initial draft</text:p>
          </table:table-cell>
        </table:table-row>
      </table:table>
      <text:p text:style-name="P3"/>
      <text:h text:style-name="P6" text:outline-level="1"><text:placeholder text:placeholder-type="text">&lt;Chapter Title&gt;</text:placeholder></text:h>
      <text:p text:style-name="P3"><text:placeholder text:placeholder-type="text">&lt;Chapter Text&gt;</text:placeholder></text:p>
      <text:p text:style-name="P3"/>
      <text:h text:style-name="P6" text:outline-level="1">Common Development and Distribution License, Version 1.0</text:h>
      <text:p text:style-name="P11">Unless otherwise noted, all components of the OpenDS Directory Server, including all source, configuration, and documentation, are released under the Common Development and Distribution License (CDDL), Version 1.0. <text:s/>The full text of that license is as follows:</text:p>
      <text:p text:style-name="P12"/>
      <text:p text:style-name="P13">1. Definitions.</text:p>
      <text:p text:style-name="P14"/>
      <text:p text:style-name="P14"><text:s text:c="4"/>1.1. "Contributor" means each individual or entity that creates</text:p>
      <text:p text:style-name="P14"><text:s text:c="9"/>or contributes to the creation of Modifications.</text:p>
      <text:p text:style-name="P14"/>
      <text:p text:style-name="P14"><text:s text:c="4"/>1.2. "Contributor Version" means the combination of the Original</text:p>
      <text:p text:style-name="P14"><text:s text:c="9"/>Software, prior Modifications used by a Contributor (if any),</text:p>
      <text:p text:style-name="P14"><text:s text:c="9"/>and the Modifications made by that particular Contributor.</text:p>
      <text:p text:style-name="P14"/>
      <text:p text:style-name="P14"><text:s text:c="4"/>1.3. "Covered Software" means (a) the Original Software, or (b)</text:p>
      <text:p text:style-name="P14"><text:s text:c="9"/>Modifications, or (c) the combination of files containing</text:p>
      <text:p text:style-name="P14"><text:s text:c="9"/>Original Software with files containing Modifications, in</text:p>
      <text:p text:style-name="P14"><text:s text:c="9"/>each case including portions thereof.</text:p>
      <text:p text:style-name="P14"/>
      <text:p text:style-name="P14"><text:s text:c="4"/>1.4. "Executable" means the Covered Software in any form other</text:p>
      <text:p text:style-name="P14"><text:s text:c="9"/>than Source Code.</text:p>
      <text:p text:style-name="P14"/>
      <text:p text:style-name="P14"><text:s text:c="4"/>1.5. "Initial Developer" means the individual or entity that first</text:p>
      <text:p text:style-name="P14"><text:s text:c="9"/>makes Original Software available under this License.</text:p>
      <text:p text:style-name="P14"/>
      <text:p text:style-name="P14"><text:s text:c="4"/>1.6. "Larger Work" means a work which combines Covered Software or</text:p>
      <text:p text:style-name="P14"><text:s text:c="9"/>portions thereof with code not governed by the terms of this</text:p>
      <text:p text:style-name="P14"><text:s text:c="9"/>License.</text:p>
      <text:p text:style-name="P14"/>
      <text:p text:style-name="P14"><text:s text:c="4"/>1.7. "License" means this document.</text:p>
      <text:p text:style-name="P14"/>
      <text:p text:style-name="P14"><text:s text:c="4"/>1.8. "Licensable" means having the right to grant, to the maximum</text:p>
      <text:p text:style-name="P14"><text:s text:c="9"/>extent possible, whether at the time of the initial grant or</text:p>
      <text:p text:style-name="P14"><text:s text:c="9"/>subsequently acquired, any and all of the rights conveyed</text:p>
      <text:p text:style-name="P14"><text:s text:c="9"/>herein.</text:p>
      <text:p text:style-name="P14"/>
      <text:p text:style-name="P14"><text:s text:c="4"/>1.9. "Modifications" means the Source Code and Executable form of</text:p>
      <text:p text:style-name="P14"><text:s text:c="9"/>any of the following:</text:p>
      <text:p text:style-name="P14"/>
      <text:p text:style-name="P14"><text:s text:c="8"/>A. Any file that results from an addition to, deletion from or</text:p>
      <text:p text:style-name="P14"><text:s text:c="11"/>modification of the contents of a file containing Original</text:p>
      <text:p text:style-name="P14"><text:s text:c="11"/>Software or previous Modifications;</text:p>
      <text:p text:style-name="P14"/>
      <text:p text:style-name="P14"><text:s text:c="8"/>B. Any new file that contains any part of the Original</text:p>
      <text:p text:style-name="P14"><text:s text:c="11"/>Software or previous Modifications; or</text:p>
      <text:p text:style-name="P14"/>
      <text:p text:style-name="P14"><text:s text:c="8"/>C. Any new file that is contributed or otherwise made</text:p>
      <text:p text:style-name="P14"><text:s text:c="11"/>available under the terms of this License.</text:p>
      <text:p text:style-name="P14"/>
      <text:p text:style-name="P14"><text:s text:c="4"/>1.10. "Original Software" means the Source Code and Executable</text:p>
      <text:p text:style-name="P14"><text:s text:c="10"/>form of computer software code that is originally released</text:p>
      <text:p text:style-name="P14"><text:s text:c="10"/>under this License.</text:p>
      <text:p text:style-name="P14"/>
      <text:p text:style-name="P14"><text:s text:c="4"/>1.11. "Patent Claims" means any patent claim(s), now owned or</text:p>
      <text:p text:style-name="P14"><text:s text:c="10"/>hereafter acquired, including without limitation, method,</text:p>
      <text:p text:style-name="P14"><text:s text:c="10"/>process, and apparatus claims, in any patent Licensable by</text:p>
      <text:p text:style-name="P14"><text:s text:c="10"/>grantor.</text:p>
      <text:p text:style-name="P14"/>
      <text:p text:style-name="P14"><text:s text:c="4"/>1.12. "Source Code" means (a) the common form of computer software</text:p>
      <text:p text:style-name="P14"><text:s text:c="10"/>code in which modifications are made and (b) associated</text:p>
      <text:p text:style-name="P14"><text:s text:c="10"/>documentation included in or with such code.</text:p>
      <text:p text:style-name="P14"/>
      <text:p text:style-name="P14"><text:s text:c="4"/>1.13. "You" (or "Your") means an individual or a legal entity</text:p>
      <text:p text:style-name="P14"><text:s text:c="10"/>exercising rights under, and complying with all of the terms</text:p>
      <text:p text:style-name="P14"><text:s text:c="10"/>of, this License. <text:s/>For legal entities, "You" includes any</text:p>
      <text:p text:style-name="P14"><text:s text:c="10"/>entity which controls, is controlled by, or is under common</text:p>
      <text:p text:style-name="P14"><text:s text:c="10"/>control with You. <text:s/>For purposes of this definition,</text:p>
      <text:p text:style-name="P14"><text:s text:c="10"/>"control" means (a) the power, direct or indirect, to cause</text:p>
      <text:p text:style-name="P14"><text:s text:c="10"/>the direction or management of such entity, whether by</text:p>
      <text:p text:style-name="P14"><text:s text:c="10"/>contract or otherwise, or (b) ownership of more than fifty</text:p>
      <text:p text:style-name="P14"><text:s text:c="10"/>percent (50%) of the outstanding shares or beneficial</text:p>
      <text:p text:style-name="P14"><text:s text:c="10"/>ownership of such entity.</text:p>
      <text:p text:style-name="P14"/>
      <text:p text:style-name="P14">2. License Grants.</text:p>
      <text:p text:style-name="P14"/>
      <text:p text:style-name="P14"><text:s text:c="4"/>2.1. The Initial Developer Grant.</text:p>
      <text:p text:style-name="P14"/>
      <text:p text:style-name="P14"><text:s text:c="4"/>Conditioned upon Your compliance with Section 3.1 below and</text:p>
      <text:p text:style-name="P14"><text:s text:c="4"/>subject to third party intellectual property claims, the Initial</text:p>
      <text:p text:style-name="P14"><text:s text:c="4"/>Developer hereby grants You a world-wide, royalty-free,</text:p>
      <text:p text:style-name="P14"><text:s text:c="4"/>non-exclusive license:</text:p>
      <text:p text:style-name="P14"/>
      <text:p text:style-name="P14"><text:s text:c="8"/>(a) under intellectual property rights (other than patent or</text:p>
      <text:p text:style-name="P14"><text:s text:c="12"/>trademark) Licensable by Initial Developer, to use,</text:p>
      <text:p text:style-name="P14"><text:s text:c="12"/>reproduce, modify, display, perform, sublicense and</text:p>
      <text:p text:style-name="P14"><text:s text:c="12"/>distribute the Original Software (or portions thereof),</text:p>
      <text:p text:style-name="P14"><text:s text:c="12"/>with or without Modifications, and/or as part of a Larger</text:p>
      <text:p text:style-name="P14"><text:s text:c="12"/>Work; and</text:p>
      <text:p text:style-name="P14"/>
      <text:p text:style-name="P14"><text:s text:c="8"/>(b) under Patent Claims infringed by the making, using or</text:p>
      <text:p text:style-name="P14"><text:s text:c="12"/>selling of Original Software, to make, have made, use,</text:p>
      <text:p text:style-name="P14"><text:s text:c="12"/>practice, sell, and offer for sale, and/or otherwise</text:p>
      <text:p text:style-name="P14"><text:s text:c="12"/>dispose of the Original Software (or portions thereof).</text:p>
      <text:p text:style-name="P14"/>
      <text:p text:style-name="P14"><text:s text:c="8"/>(c) The licenses granted in Sections 2.1(a) and (b) are</text:p>
      <text:p text:style-name="P14"><text:s text:c="12"/>effective on the date Initial Developer first distributes</text:p>
      <text:p text:style-name="P14"><text:s text:c="12"/>or otherwise makes the Original Software available to a</text:p>
      <text:p text:style-name="P14"><text:s text:c="12"/>third party under the terms of this License.</text:p>
      <text:p text:style-name="P14"/>
      <text:p text:style-name="P14"><text:s text:c="8"/>(d) Notwithstanding Section 2.1(b) above, no patent license is</text:p>
      <text:p text:style-name="P14"><text:s text:c="12"/>granted: (1) for code that You delete from the Original</text:p>
      <text:p text:style-name="P14"><text:s text:c="12"/>Software, or (2) for infringements caused by: (i) the</text:p>
      <text:p text:style-name="P14"><text:s text:c="12"/>modification of the Original Software, or (ii) the</text:p>
      <text:p text:style-name="P14"><text:s text:c="12"/>combination of the Original Software with other software</text:p>
      <text:p text:style-name="P14"><text:s text:c="12"/>or devices.</text:p>
      <text:p text:style-name="P14"/>
      <text:p text:style-name="P14"><text:s text:c="4"/>2.2. Contributor Grant.</text:p>
      <text:p text:style-name="P14"/>
      <text:p text:style-name="P14"><text:s text:c="4"/>Conditioned upon Your compliance with Section 3.1 below and</text:p>
      <text:p text:style-name="P14"><text:s text:c="4"/>subject to third party intellectual property claims, each</text:p>
      <text:p text:style-name="P14"><text:s text:c="4"/>Contributor hereby grants You a world-wide, royalty-free,</text:p>
      <text:p text:style-name="P14"><text:s text:c="4"/>non-exclusive license:</text:p>
      <text:p text:style-name="P14"/>
      <text:p text:style-name="P14"><text:s text:c="8"/>(a) under intellectual property rights (other than patent or</text:p>
      <text:p text:style-name="P14"><text:s text:c="12"/>trademark) Licensable by Contributor to use, reproduce,</text:p>
      <text:p text:style-name="P14"><text:s text:c="12"/>modify, display, perform, sublicense and distribute the</text:p>
      <text:p text:style-name="P14"><text:s text:c="12"/>Modifications created by such Contributor (or portions</text:p>
      <text:p text:style-name="P14"><text:s text:c="12"/>thereof), either on an unmodified basis, with other</text:p>
      <text:p text:style-name="P14"><text:s text:c="12"/>Modifications, as Covered Software and/or as part of a</text:p>
      <text:p text:style-name="P14"><text:s text:c="12"/>Larger Work; and</text:p>
      <text:p text:style-name="P14"/>
      <text:p text:style-name="P14"><text:s text:c="8"/>(b) under Patent Claims infringed by the making, using, or</text:p>
      <text:p text:style-name="P14"><text:s text:c="12"/>selling of Modifications made by that Contributor either</text:p>
      <text:p text:style-name="P14"><text:s text:c="12"/>alone and/or in combination with its Contributor Version</text:p>
      <text:p text:style-name="P14"><text:s text:c="12"/>(or portions of such combination), to make, use, sell,</text:p>
      <text:p text:style-name="P14"><text:s text:c="12"/>offer for sale, have made, and/or otherwise dispose of:</text:p>
      <text:p text:style-name="P14"><text:s text:c="12"/>(1) Modifications made by that Contributor (or portions</text:p>
      <text:p text:style-name="P14"><text:s text:c="12"/>thereof); and (2) the combination of Modifications made by</text:p>
      <text:p text:style-name="P14"><text:s text:c="12"/>that Contributor with its Contributor Version (or portions</text:p>
      <text:p text:style-name="P14"><text:s text:c="12"/>of such combination).</text:p>
      <text:p text:style-name="P14"/>
      <text:p text:style-name="P14"><text:s text:c="8"/>(c) The licenses granted in Sections 2.2(a) and 2.2(b) are</text:p>
      <text:p text:style-name="P14"><text:s text:c="12"/>effective on the date Contributor first distributes or</text:p>
      <text:p text:style-name="P14"><text:s text:c="12"/>otherwise makes the Modifications available to a third</text:p>
      <text:p text:style-name="P14"><text:s text:c="12"/>party.</text:p>
      <text:p text:style-name="P14"/>
      <text:p text:style-name="P14"><text:s text:c="8"/>(d) Notwithstanding Section 2.2(b) above, no patent license is</text:p>
      <text:p text:style-name="P14"><text:s text:c="12"/>granted: (1) for any code that Contributor has deleted</text:p>
      <text:p text:style-name="P14"><text:s text:c="12"/>from the Contributor Version; (2) for infringements caused</text:p>
      <text:p text:style-name="P14"><text:s text:c="12"/>by: (i) third party modifications of Contributor Version,</text:p>
      <text:p text:style-name="P14"><text:s text:c="12"/>or (ii) the combination of Modifications made by that</text:p>
      <text:p text:style-name="P14"><text:s text:c="12"/>Contributor with other software (except as part of the</text:p>
      <text:p text:style-name="P14"><text:s text:c="12"/>Contributor Version) or other devices; or (3) under Patent</text:p>
      <text:p text:style-name="P14"><text:s text:c="12"/>Claims infringed by Covered Software in the absence of</text:p>
      <text:p text:style-name="P14"><text:s text:c="12"/>Modifications made by that Contributor.</text:p>
      <text:p text:style-name="P14"/>
      <text:p text:style-name="P14">3. Distribution Obligations.</text:p>
      <text:p text:style-name="P14"/>
      <text:p text:style-name="P14"><text:s text:c="4"/>3.1. Availability of Source Code.</text:p>
      <text:p text:style-name="P14"/>
      <text:p text:style-name="P14"><text:s text:c="4"/>Any Covered Software that You distribute or otherwise make</text:p>
      <text:p text:style-name="P14"><text:s text:c="4"/>available in Executable form must also be made available in Source</text:p>
      <text:p text:style-name="P14"><text:s text:c="4"/>Code form and that Source Code form must be distributed only under</text:p>
      <text:p text:style-name="P14"><text:s text:c="4"/>the terms of this License. <text:s/>You must include a copy of this</text:p>
      <text:p text:style-name="P14"><text:s text:c="4"/>License with every copy of the Source Code form of the Covered</text:p>
      <text:p text:style-name="P14"><text:s text:c="4"/>Software You distribute or otherwise make available. <text:s/>You must</text:p>
      <text:p text:style-name="P14"><text:s text:c="4"/>inform recipients of any such Covered Software in Executable form</text:p>
      <text:p text:style-name="P14"><text:s text:c="4"/>as to how they can obtain such Covered Software in Source Code</text:p>
      <text:p text:style-name="P14"><text:s text:c="4"/>form in a reasonable manner on or through a medium customarily</text:p>
      <text:p text:style-name="P14"><text:s text:c="4"/>used for software exchange.</text:p>
      <text:p text:style-name="P14"/>
      <text:p text:style-name="P14"><text:s text:c="4"/>3.2. Modifications.</text:p>
      <text:p text:style-name="P14"/>
      <text:p text:style-name="P14"><text:s text:c="4"/>The Modifications that You create or to which You contribute are</text:p>
      <text:p text:style-name="P14"><text:s text:c="4"/>governed by the terms of this License. <text:s/>You represent that You</text:p>
      <text:p text:style-name="P14"><text:s text:c="4"/>believe Your Modifications are Your original creation(s) and/or</text:p>
      <text:p text:style-name="P14"><text:s text:c="4"/>You have sufficient rights to grant the rights conveyed by this</text:p>
      <text:p text:style-name="P14"><text:s text:c="4"/>License.</text:p>
      <text:p text:style-name="P14"/>
      <text:p text:style-name="P14"><text:s text:c="4"/>3.3. Required Notices.</text:p>
      <text:p text:style-name="P14"/>
      <text:p text:style-name="P14"><text:s text:c="4"/>You must include a notice in each of Your Modifications that</text:p>
      <text:p text:style-name="P14"><text:s text:c="4"/>identifies You as the Contributor of the Modification. <text:s/>You may</text:p>
      <text:p text:style-name="P14"><text:s text:c="4"/>not remove or alter any copyright, patent or trademark notices</text:p>
      <text:p text:style-name="P14"><text:s text:c="4"/>contained within the Covered Software, or any notices of licensing</text:p>
      <text:p text:style-name="P14"><text:s text:c="4"/>or any descriptive text giving attribution to any Contributor or</text:p>
      <text:p text:style-name="P14"><text:s text:c="4"/>the Initial Developer.</text:p>
      <text:p text:style-name="P14"/>
      <text:p text:style-name="P14"><text:s text:c="4"/>3.4. Application of Additional Terms.</text:p>
      <text:p text:style-name="P14"/>
      <text:p text:style-name="P14"><text:s text:c="4"/>You may not offer or impose any terms on any Covered Software in</text:p>
      <text:p text:style-name="P14"><text:s text:c="4"/>Source Code form that alters or restricts the applicable version</text:p>
      <text:p text:style-name="P14"><text:s text:c="4"/>of this License or the recipients' rights hereunder. <text:s/>You may</text:p>
      <text:p text:style-name="P14"><text:s text:c="4"/>choose to offer, and to charge a fee for, warranty, support,</text:p>
      <text:p text:style-name="P14"><text:s text:c="4"/>indemnity or liability obligations to one or more recipients of</text:p>
      <text:p text:style-name="P14"><text:s text:c="4"/>Covered Software. <text:s/>However, you may do so only on Your own behalf,</text:p>
      <text:p text:style-name="P14"><text:s text:c="4"/>and not on behalf of the Initial Developer or any Contributor.</text:p>
      <text:p text:style-name="P14"><text:s text:c="4"/>You must make it absolutely clear that any such warranty, support,</text:p>
      <text:p text:style-name="P14"><text:s text:c="4"/>indemnity or liability obligation is offered by You alone, and You</text:p>
      <text:p text:style-name="P14"><text:s text:c="4"/>hereby agree to indemnify the Initial Developer and every</text:p>
      <text:p text:style-name="P14"><text:s text:c="4"/>Contributor for any liability incurred by the Initial Developer or</text:p>
      <text:p text:style-name="P14"><text:s text:c="4"/>such Contributor as a result of warranty, support, indemnity or</text:p>
      <text:p text:style-name="P14"><text:s text:c="4"/>liability terms You offer.</text:p>
      <text:p text:style-name="P14"/>
      <text:p text:style-name="P14"><text:s text:c="4"/>3.5. Distribution of Executable Versions.</text:p>
      <text:p text:style-name="P14"/>
      <text:p text:style-name="P14"><text:s text:c="4"/>You may distribute the Executable form of the Covered Software</text:p>
      <text:p text:style-name="P14"><text:s text:c="4"/>under the terms of this License or under the terms of a license of</text:p>
      <text:p text:style-name="P14"><text:s text:c="4"/>Your choice, which may contain terms different from this License,</text:p>
      <text:p text:style-name="P14"><text:s text:c="4"/>provided that You are in compliance with the terms of this License</text:p>
      <text:p text:style-name="P14"><text:s text:c="4"/>and that the license for the Executable form does not attempt to</text:p>
      <text:p text:style-name="P14"><text:s text:c="4"/>limit or alter the recipient's rights in the Source Code form from</text:p>
      <text:p text:style-name="P14"><text:s text:c="4"/>the rights set forth in this License. <text:s/>If You distribute the</text:p>
      <text:p text:style-name="P14"><text:s text:c="4"/>Covered Software in Executable form under a different license, You</text:p>
      <text:p text:style-name="P14"><text:s text:c="4"/>must make it absolutely clear that any terms which differ from</text:p>
      <text:p text:style-name="P14"><text:s text:c="4"/>this License are offered by You alone, not by the Initial</text:p>
      <text:p text:style-name="P14"><text:s text:c="4"/>Developer or Contributor. <text:s/>You hereby agree to indemnify the</text:p>
      <text:p text:style-name="P14"><text:s text:c="4"/>Initial Developer and every Contributor for any liability incurred</text:p>
      <text:p text:style-name="P14"><text:s text:c="4"/>by the Initial Developer or such Contributor as a result of any</text:p>
      <text:p text:style-name="P14"><text:s text:c="4"/>such terms You offer.</text:p>
      <text:p text:style-name="P14"/>
      <text:p text:style-name="P14"><text:s text:c="4"/>3.6. Larger Works.</text:p>
      <text:p text:style-name="P14"/>
      <text:p text:style-name="P14"><text:s text:c="4"/>You may create a Larger Work by combining Covered Software with</text:p>
      <text:p text:style-name="P14"><text:s text:c="4"/>other code not governed by the terms of this License and</text:p>
      <text:p text:style-name="P14"><text:s text:c="4"/>distribute the Larger Work as a single product. <text:s/>In such a case,</text:p>
      <text:p text:style-name="P14"><text:s text:c="4"/>You must make sure the requirements of this License are fulfilled</text:p>
      <text:p text:style-name="P14"><text:s text:c="4"/>for the Covered Software.</text:p>
      <text:p text:style-name="P14"/>
      <text:p text:style-name="P14">4. Versions of the License.</text:p>
      <text:p text:style-name="P14"/>
      <text:p text:style-name="P14"><text:s text:c="4"/>4.1. New Versions.</text:p>
      <text:p text:style-name="P14"/>
      <text:p text:style-name="P14"><text:s text:c="4"/>Sun Microsystems, Inc. is the initial license steward and may</text:p>
      <text:p text:style-name="P14"><text:s text:c="4"/>publish revised and/or new versions of this License from time to</text:p>
      <text:p text:style-name="P14"><text:s text:c="4"/>time. <text:s/>Each version will be given a distinguishing version number.</text:p>
      <text:p text:style-name="P14"><text:s text:c="4"/>Except as provided in Section 4.3, no one other than the license</text:p>
      <text:p text:style-name="P14"><text:s text:c="4"/>steward has the right to modify this License.</text:p>
      <text:p text:style-name="P14"/>
      <text:p text:style-name="P14"><text:s text:c="4"/>4.2. Effect of New Versions.</text:p>
      <text:p text:style-name="P14"/>
      <text:p text:style-name="P14"><text:s text:c="4"/>You may always continue to use, distribute or otherwise make the</text:p>
      <text:p text:style-name="P14"><text:s text:c="4"/>Covered Software available under the terms of the version of the</text:p>
      <text:p text:style-name="P14"><text:s text:c="4"/>License under which You originally received the Covered Software.</text:p>
      <text:p text:style-name="P14"><text:s text:c="4"/>If the Initial Developer includes a notice in the Original</text:p>
      <text:p text:style-name="P14"><text:s text:c="4"/>Software prohibiting it from being distributed or otherwise made</text:p>
      <text:p text:style-name="P14"><text:s text:c="4"/>available under any subsequent version of the License, You must</text:p>
      <text:p text:style-name="P14"><text:s text:c="4"/>distribute and make the Covered Software available under the terms</text:p>
      <text:p text:style-name="P14"><text:s text:c="4"/>of the version of the License under which You originally received</text:p>
      <text:p text:style-name="P14"><text:s text:c="4"/>the Covered Software. <text:s/>Otherwise, You may also choose to use,</text:p>
      <text:p text:style-name="P14"><text:s text:c="4"/>distribute or otherwise make the Covered Software available under</text:p>
      <text:p text:style-name="P14"><text:s text:c="4"/>the terms of any subsequent version of the License published by</text:p>
      <text:p text:style-name="P14"><text:s text:c="4"/>the license steward.</text:p>
      <text:p text:style-name="P14"/>
      <text:p text:style-name="P14"><text:s text:c="4"/>4.3. Modified Versions.</text:p>
      <text:p text:style-name="P14"/>
      <text:p text:style-name="P14"><text:s text:c="4"/>When You are an Initial Developer and You want to create a new</text:p>
      <text:p text:style-name="P14"><text:s text:c="4"/>license for Your Original Software, You may create and use a</text:p>
      <text:p text:style-name="P14"><text:s text:c="4"/>modified version of this License if You: (a) rename the license</text:p>
      <text:p text:style-name="P14"><text:s text:c="4"/>and remove any references to the name of the license steward</text:p>
      <text:p text:style-name="P14"><text:s text:c="4"/>(except to note that the license differs from this License); and</text:p>
      <text:p text:style-name="P14"><text:s text:c="4"/>(b) otherwise make it clear that the license contains terms which</text:p>
      <text:p text:style-name="P14"><text:s text:c="4"/>differ from this License.</text:p>
      <text:p text:style-name="P14"/>
      <text:p text:style-name="P14">5. DISCLAIMER OF WARRANTY.</text:p>
      <text:p text:style-name="P14"/>
      <text:p text:style-name="P14"><text:s text:c="4"/>COVERED SOFTWARE IS PROVIDED UNDER THIS LICENSE ON AN "AS IS"</text:p>
      <text:p text:style-name="P14"><text:s text:c="4"/>BASIS, WITHOUT WARRANTY OF ANY KIND, EITHER EXPRESSED OR IMPLIED,</text:p>
      <text:p text:style-name="P14"><text:s text:c="4"/>INCLUDING, WITHOUT LIMITATION, WARRANTIES THAT THE COVERED</text:p>
      <text:p text:style-name="P14"><text:s text:c="4"/>SOFTWARE IS FREE OF DEFECTS, MERCHANTABLE, FIT FOR A PARTICULAR</text:p>
      <text:p text:style-name="P14"><text:s text:c="4"/>PURPOSE OR NON-INFRINGING. <text:s/>THE ENTIRE RISK AS TO THE QUALITY AND</text:p>
      <text:p text:style-name="P14"><text:s text:c="4"/>PERFORMANCE OF THE COVERED SOFTWARE IS WITH YOU. <text:s/>SHOULD ANY</text:p>
      <text:p text:style-name="P14"><text:s text:c="4"/>COVERED SOFTWARE PROVE DEFECTIVE IN ANY RESPECT, YOU (NOT THE</text:p>
      <text:p text:style-name="P14"><text:s text:c="4"/>INITIAL DEVELOPER OR ANY OTHER CONTRIBUTOR) ASSUME THE COST OF ANY</text:p>
      <text:p text:style-name="P14"><text:s text:c="4"/>NECESSARY SERVICING, REPAIR OR CORRECTION. <text:s/>THIS DISCLAIMER OF</text:p>
      <text:p text:style-name="P14"><text:s text:c="4"/>WARRANTY CONSTITUTES AN ESSENTIAL PART OF THIS LICENSE. <text:s/>NO USE OF</text:p>
      <text:p text:style-name="P14"><text:s text:c="4"/>ANY COVERED SOFTWARE IS AUTHORIZED HEREUNDER EXCEPT UNDER THIS</text:p>
      <text:p text:style-name="P14"><text:s text:c="4"/>DISCLAIMER.</text:p>
      <text:p text:style-name="P14"/>
      <text:p text:style-name="P14">6. TERMINATION.</text:p>
      <text:p text:style-name="P14"/>
      <text:p text:style-name="P14"><text:s text:c="4"/>6.1. This License and the rights granted hereunder will terminate</text:p>
      <text:p text:style-name="P14"><text:s text:c="4"/>automatically if You fail to comply with terms herein and fail to</text:p>
      <text:p text:style-name="P14"><text:s text:c="4"/>cure such breach within 30 days of becoming aware of the breach.</text:p>
      <text:p text:style-name="P14"><text:s text:c="4"/>Provisions which, by their nature, must remain in effect beyond</text:p>
      <text:p text:style-name="P14"><text:s text:c="4"/>the termination of this License shall survive.</text:p>
      <text:p text:style-name="P14"/>
      <text:p text:style-name="P14"><text:s text:c="4"/>6.2. If You assert a patent infringement claim (excluding</text:p>
      <text:p text:style-name="P14"><text:s text:c="4"/>declaratory judgment actions) against Initial Developer or a</text:p>
      <text:p text:style-name="P14"><text:s text:c="4"/>Contributor (the Initial Developer or Contributor against whom You</text:p>
      <text:p text:style-name="P14"><text:s text:c="4"/>assert such claim is referred to as "Participant") alleging that</text:p>
      <text:p text:style-name="P14"><text:s text:c="4"/>the Participant Software (meaning the Contributor Version where</text:p>
      <text:p text:style-name="P14"><text:s text:c="4"/>the Participant is a Contributor or the Original Software where</text:p>
      <text:p text:style-name="P14"><text:s text:c="4"/>the Participant is the Initial Developer) directly or indirectly</text:p>
      <text:p text:style-name="P14"><text:s text:c="4"/>infringes any patent, then any and all rights granted directly or</text:p>
      <text:p text:style-name="P14"><text:s text:c="4"/>indirectly to You by such Participant, the Initial Developer (if</text:p>
      <text:p text:style-name="P14"><text:s text:c="4"/>the Initial Developer is not the Participant) and all Contributors</text:p>
      <text:p text:style-name="P14"><text:s text:c="4"/>under Sections 2.1 and/or 2.2 of this License shall, upon 60 days</text:p>
      <text:p text:style-name="P14"><text:s text:c="4"/>notice from Participant terminate prospectively and automatically</text:p>
      <text:p text:style-name="P14"><text:s text:c="4"/>at the expiration of such 60 day notice period, unless if within</text:p>
      <text:p text:style-name="P14"><text:s text:c="4"/>such 60 day period You withdraw Your claim with respect to the</text:p>
      <text:p text:style-name="P14"><text:s text:c="4"/>Participant Software against such Participant either unilaterally</text:p>
      <text:p text:style-name="P14"><text:s text:c="4"/>or pursuant to a written agreement with Participant.</text:p>
      <text:p text:style-name="P14"/>
      <text:p text:style-name="P14"><text:s text:c="4"/>6.3. In the event of termination under Sections 6.1 or 6.2 above,</text:p>
      <text:p text:style-name="P14"><text:s text:c="4"/>all end user licenses that have been validly granted by You or any</text:p>
      <text:p text:style-name="P14"><text:s text:c="4"/>distributor hereunder prior to termination (excluding licenses</text:p>
      <text:p text:style-name="P14"><text:s text:c="4"/>granted to You by any distributor) shall survive termination.</text:p>
      <text:p text:style-name="P14"/>
      <text:p text:style-name="P14">7. LIMITATION OF LIABILITY.</text:p>
      <text:p text:style-name="P14"/>
      <text:p text:style-name="P14"><text:s text:c="4"/>UNDER NO CIRCUMSTANCES AND UNDER NO LEGAL THEORY, WHETHER TORT</text:p>
      <text:p text:style-name="P14"><text:s text:c="4"/>(INCLUDING NEGLIGENCE), CONTRACT, OR OTHERWISE, SHALL YOU, THE</text:p>
      <text:p text:style-name="P14"><text:s text:c="4"/>INITIAL DEVELOPER, ANY OTHER CONTRIBUTOR, OR ANY DISTRIBUTOR OF</text:p>
      <text:p text:style-name="P14"><text:s text:c="4"/>COVERED SOFTWARE, OR ANY SUPPLIER OF ANY OF SUCH PARTIES, BE</text:p>
      <text:p text:style-name="P14"><text:s text:c="4"/>LIABLE TO ANY PERSON FOR ANY INDIRECT, SPECIAL, INCIDENTAL, OR</text:p>
      <text:p text:style-name="P14"><text:s text:c="4"/>CONSEQUENTIAL DAMAGES OF ANY CHARACTER INCLUDING, WITHOUT</text:p>
      <text:p text:style-name="P14"><text:s text:c="4"/>LIMITATION, DAMAGES FOR LOST PROFITS, LOSS OF GOODWILL, WORK</text:p>
      <text:p text:style-name="P14"><text:s text:c="4"/>STOPPAGE, COMPUTER FAILURE OR MALFUNCTION, OR ANY AND ALL OTHER</text:p>
      <text:p text:style-name="P14"><text:s text:c="4"/>COMMERCIAL DAMAGES OR LOSSES, EVEN IF SUCH PARTY SHALL HAVE BEEN</text:p>
      <text:p text:style-name="P14"><text:s text:c="4"/>INFORMED OF THE POSSIBILITY OF SUCH DAMAGES. <text:s/>THIS LIMITATION OF</text:p>
      <text:p text:style-name="P14"><text:s text:c="4"/>LIABILITY SHALL NOT APPLY TO LIABILITY FOR DEATH OR PERSONAL</text:p>
      <text:p text:style-name="P14"><text:s text:c="4"/>INJURY RESULTING FROM SUCH PARTY'S NEGLIGENCE TO THE EXTENT</text:p>
      <text:p text:style-name="P14"><text:s text:c="4"/>APPLICABLE LAW PROHIBITS SUCH LIMITATION. <text:s/>SOME JURISDICTIONS DO</text:p>
      <text:p text:style-name="P14"><text:s text:c="4"/>NOT ALLOW THE EXCLUSION OR LIMITATION OF INCIDENTAL OR</text:p>
      <text:p text:style-name="P14"><text:s text:c="4"/>CONSEQUENTIAL DAMAGES, SO THIS EXCLUSION AND LIMITATION MAY NOT</text:p>
      <text:p text:style-name="P14"><text:s text:c="4"/>APPLY TO YOU.</text:p>
      <text:p text:style-name="P14"/>
      <text:p text:style-name="P14">8. U.S. GOVERNMENT END USERS.</text:p>
      <text:p text:style-name="P14"/>
      <text:p text:style-name="P14"><text:s text:c="4"/>The Covered Software is a "commercial item," as that term is</text:p>
      <text:p text:style-name="P14"><text:s text:c="4"/>defined in 48 C.F.R. 2.101 (Oct. 1995), consisting of "commercial</text:p>
      <text:p text:style-name="P14"><text:s text:c="4"/>computer software" (as that term is defined at 48</text:p>
      <text:p text:style-name="P14"><text:s text:c="4"/>C.F.R. 252.227-7014(a)(1)) and "commercial computer software</text:p>
      <text:p text:style-name="P14"><text:s text:c="4"/>documentation" as such terms are used in 48 C.F.R. 12.212</text:p>
      <text:p text:style-name="P14"><text:s text:c="4"/>(Sept. 1995). <text:s/>Consistent with 48 C.F.R. 12.212 and 48</text:p>
      <text:p text:style-name="P14"><text:s text:c="4"/>C.F.R. 227.7202-1 through 227.7202-4 (June 1995), all</text:p>
      <text:p text:style-name="P14"><text:s text:c="4"/>U.S. Government End Users acquire Covered Software with only those</text:p>
      <text:p text:style-name="P14"><text:s text:c="4"/>rights set forth herein. <text:s/>This U.S. Government Rights clause is in</text:p>
      <text:p text:style-name="P14"><text:s text:c="4"/>lieu of, and supersedes, any other FAR, DFAR, or other clause or</text:p>
      <text:p text:style-name="P14"><text:s text:c="4"/>provision that addresses Government rights in computer software</text:p>
      <text:p text:style-name="P14"><text:s text:c="4"/>under this License.</text:p>
      <text:p text:style-name="P14"/>
      <text:p text:style-name="P14">9. MISCELLANEOUS.</text:p>
      <text:p text:style-name="P14"/>
      <text:p text:style-name="P14"><text:s text:c="4"/>This License represents the complete agreement concerning subject</text:p>
      <text:p text:style-name="P14"><text:s text:c="4"/>matter hereof. <text:s/>If any provision of this License is held to be</text:p>
      <text:p text:style-name="P14"><text:s text:c="4"/>unenforceable, such provision shall be reformed only to the extent</text:p>
      <text:p text:style-name="P14"><text:s text:c="4"/>necessary to make it enforceable. <text:s/>This License shall be governed</text:p>
      <text:p text:style-name="P14"><text:s text:c="4"/>by the law of the jurisdiction specified in a notice contained</text:p>
      <text:p text:style-name="P14"><text:s text:c="4"/>within the Original Software (except to the extent applicable law,</text:p>
      <text:p text:style-name="P14"><text:s text:c="4"/>if any, provides otherwise), excluding such jurisdiction's</text:p>
      <text:p text:style-name="P14"><text:s text:c="4"/>conflict-of-law provisions. <text:s/>Any litigation relating to this</text:p>
      <text:p text:style-name="P14"><text:s text:c="4"/>License shall be subject to the jurisdiction of the courts located</text:p>
      <text:p text:style-name="P14"><text:s text:c="4"/>in the jurisdiction and venue specified in a notice contained</text:p>
      <text:p text:style-name="P14"><text:s text:c="4"/>within the Original Software, with the losing party responsible</text:p>
      <text:p text:style-name="P14"><text:s text:c="4"/>for costs, including, without limitation, court costs and</text:p>
      <text:p text:style-name="P14"><text:s text:c="4"/>reasonable attorneys' fees and expenses. <text:s/>The application of the</text:p>
      <text:p text:style-name="P14"><text:s text:c="4"/>United Nations Convention on Contracts for the International Sale</text:p>
      <text:p text:style-name="P14"><text:s text:c="4"/>of Goods is expressly excluded. <text:s/>Any law or regulation which</text:p>
      <text:p text:style-name="P14"><text:s text:c="4"/>provides that the language of a contract shall be construed</text:p>
      <text:p text:style-name="P14"><text:s text:c="4"/>against the drafter shall not apply to this License. <text:s/>You agree</text:p>
      <text:p text:style-name="P14"><text:s text:c="4"/>that You alone are responsible for compliance with the United</text:p>
      <text:p text:style-name="P14"><text:s text:c="4"/>States export administration regulations (and the export control</text:p>
      <text:p text:style-name="P14"><text:s text:c="4"/>laws and regulation of any other countries) when You use,</text:p>
      <text:p text:style-name="P14"><text:s text:c="4"/>distribute or otherwise make available any Covered Software.</text:p>
      <text:p text:style-name="P14"/>
      <text:p text:style-name="P14">10. RESPONSIBILITY FOR CLAIMS.</text:p>
      <text:p text:style-name="P14"/>
      <text:p text:style-name="P14"><text:s text:c="4"/>As between Initial Developer and the Contributors, each party is</text:p>
      <text:p text:style-name="P14"><text:s text:c="4"/>responsible for claims and damages arising, directly or</text:p>
      <text:p text:style-name="P14"><text:s text:c="4"/>indirectly, out of its utilization of rights under this License</text:p>
      <text:p text:style-name="P14"><text:s text:c="4"/>and You agree to work with Initial Developer and Contributors to</text:p>
      <text:p text:style-name="P14"><text:s text:c="4"/>distribute such responsibility on an equitable basis. <text:s/>Nothing</text:p>
      <text:p text:style-name="P14"><text:s text:c="4"/>herein is intended or shall be deemed to constitute any admission</text:p>
      <text:p text:style-name="P14"><text:s text:c="4"/>of liability.</text:p>
      <text:p text:style-name="P14"/>
      <text:p text:style-name="P14">--------------------------------------------------------------------</text:p>
      <text:p text:style-name="P14"/>
      <text:p text:style-name="P14">NOTICE PURSUANT TO SECTION 9 OF THE COMMON DEVELOPMENT AND</text:p>
      <text:p text:style-name="P14">DISTRIBUTION LICENSE (CDDL)</text:p>
      <text:p text:style-name="P14"/>
      <text:p text:style-name="P14">For Covered Software in this distribution, this License shall</text:p>
      <text:p text:style-name="P14">be governed by the laws of the State of California (excluding</text:p>
      <text:p text:style-name="P14">conflict-of-law provisions).</text:p>
      <text:p text:style-name="P14"/>
      <text:p text:style-name="P14">Any litigation relating to this License shall be subject to the</text:p>
      <text:p text:style-name="P14">jurisdiction of the Federal Courts of the Northern District of</text:p>
      <text:p text:style-name="P14">California and the state courts of the State of California, with</text:p>
      <text:p text:style-name="P15"><text:span text:style-name="T2">venue lying in Santa Clara County, Californ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 New" svg:font-family="'Courier New'" style:font-pitch="fixed"/>
    <style:font-face style:name="Andale Sans UI" svg:font-family="'Andale Sans UI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2" svg:font-family="'Times New Roman'" style:font-pitch="variable"/>
    <style:font-face style:name="Times New Roman1" svg:font-family="'Times New Roman'" style:font-adornments="Regular" style:font-pitch="variable"/>
    <style:font-face style:name="Thorndale" svg:font-family="Thorndale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Helvetica" svg:font-family="Helvetica" style:font-family-generic="swiss" style:font-pitch="variable"/>
    <style:font-face style:name="Helvetica2" svg:font-family="Helvetica" style:font-adornments="Bold Italic" style:font-family-generic="swiss" style:font-pitch="variable"/>
    <style:font-face style:name="Helvetica1" svg:font-family="Helvetic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font-name="Times New Roman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1" fo:font-size="18pt" fo:font-weight="normal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padding="0in" fo:border-left="none" fo:border-right="none" fo:border-top="none" fo:border-bottom="0.0346in solid #000000" style:shadow="none"/>
      <style:text-properties fo:font-size="2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6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padding="0in" fo:border-left="none" fo:border-right="none" fo:border-top="none" fo:border-bottom="0.0346in solid #000000" style:shadow="none" text:number-lines="false" text:line-number="0"/>
      <style:text-properties style:font-name="Helvetica2" fo:font-style="oblique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5in" style:type="right" style:leader-style="dotted" style:leader-text="."/>
        </style:tab-stops>
      </style:paragraph-properties>
      <style:text-properties style:font-name="Times New Roman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035in" style:type="right" style:leader-style="dotted" style:leader-text="."/>
        </style:tab-stops>
      </style:paragraph-properties>
      <style:text-properties style:font-name="Times New Roman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71in" style:type="right" style:leader-style="dotted" style:leader-text="."/>
        </style:tab-stops>
      </style:paragraph-properties>
      <style:text-properties style:font-name="Times New Roman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9102in" style:type="right" style:leader-style="dotted" style:leader-text="."/>
        </style:tab-stops>
      </style:paragraph-properties>
      <style:text-properties style:font-name="Times New Roman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7138in" style:type="right" style:leader-style="dotted" style:leader-text="."/>
        </style:tab-stops>
      </style:paragraph-properties>
      <style:text-properties style:font-name="Times New Roman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5173in" style:type="right" style:leader-style="dotted" style:leader-text="."/>
        </style:tab-stops>
      </style:paragraph-properties>
      <style:text-properties style:font-name="Times New Roman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3209in" style:type="right" style:leader-style="dotted" style:leader-text="."/>
        </style:tab-stops>
      </style:paragraph-properties>
      <style:text-properties style:font-name="Times New Roman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1244in" style:type="right" style:leader-style="dotted" style:leader-text="."/>
        </style:tab-stops>
      </style:paragraph-properties>
      <style:text-properties style:font-name="Times New Roman"/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928in" style:type="right" style:leader-style="dotted" style:leader-text="."/>
        </style:tab-stops>
      </style:paragraph-properties>
      <style:text-properties style:font-name="Times New Roman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7311in" style:type="right" style:leader-style="dotted" style:leader-text="."/>
        </style:tab-stops>
      </style:paragraph-properties>
      <style:text-properties style:font-name="Times New Roman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text-properties fo:font-size="10pt"/>
    </style:style>
    <style:page-layout style:name="pm1">
      <style:page-layout-properties fo:page-width="8.5in" fo:page-height="11in" style:num-format="1" style:print-orientation="portrait" fo:margin-top="1in" fo:margin-bottom="1in" fo:margin-left="1in" fo:margin-right="1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1in" fo:margin-bottom="1in" fo:margin-left="1in" fo:margin-right="1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OpenDS_20_Title_20_Page" style:display-name="OpenDS Title Page" style:page-layout-name="pm1" style:next-style-name="OpenDS_20_Contents_20_Page"/>
    <style:master-page style:name="OpenDS_20_Contents_20_Page" style:display-name="OpenDS Contents Page" style:page-layout-name="pm2" style:next-style-name="OpenDS_20_Body_20_Page">
      <style:footer>
        <text:p text:style-name="P1"><text:title>Document Title</text:title><text:tab/><text:tab/><text:page-number text:select-page="current">10</text:page-number></text:p>
      </style:footer>
    </style:master-page>
    <style:master-page style:name="OpenDS_20_Body_20_Page" style:display-name="OpenDS Body Page" style:page-layout-name="pm2">
      <style:footer>
        <text:p text:style-name="P1"><text:title>Document Title</text:title><text:tab/><text:tab/><text:page-number text:select-page="current">10</text:page-number></text:p>
      </style:footer>
    </style:master-page>
    <style:master-page style:name="OpenDS_20_Index_20_Page" style:display-name="OpenDS Index Page" style:page-layout-name="pm2" style:next-style-name="OpenDS_20_License_20_Page">
      <style:footer>
        <text:p text:style-name="P1"><text:title>Document Title</text:title><text:tab/><text:tab/><text:page-number text:select-page="current">10</text:page-number></text:p>
      </style:footer>
    </style:master-page>
    <style:master-page style:name="OpenDS_20_License_20_Page" style:display-name="OpenDS License Page" style:page-layout-name="pm2">
      <style:footer>
        <text:p text:style-name="P1"><text:title>Document Title</text:title><text:tab/><text:tab/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5$Build-9036</meta:generator>
    <dc:title>Document Title</dc:title>
    <meta:initial-creator>Neil Wilson</meta:initial-creator>
    <meta:creation-date>2006-06-28T17:02:50</meta:creation-date>
    <dc:creator>Neil Wilson</dc:creator>
    <dc:date>2006-07-17T10:29:37</dc:date>
    <meta:keyword>OpenDS Directory Server</meta:keyword>
    <dc:language>en-US</dc:language>
    <meta:editing-cycles>12</meta:editing-cycles>
    <meta:editing-duration>PT3H39M44S</meta:editing-duration>
    <meta:template xlink:type="simple" xlink:actuate="onRequest" xlink:role="template" xlink:href="../.staroffice8/user/template/default.ott" xlink:title="default" meta:date="2006-06-28T17:02:50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0" meta:paragraph-count="347" meta:word-count="2837" meta:character-count="19644"/>
  </office:meta>
</office:document-meta>
</file>